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557cm" table:align="left"/>
    </style:style>
    <style:style style:name="Table1.A" style:family="table-column">
      <style:table-column-properties style:column-width="2.785cm"/>
    </style:style>
    <style:style style:name="Table1.B" style:family="table-column">
      <style:table-column-properties style:column-width="9.77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top="0cm" fo:margin-bottom="0.499cm" style:writing-mode="lr-t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Preformatted_20_Text">
      <style:text-properties style:font-name="Times New Roman" fo:font-size="12pt" style:font-size-asian="12pt" style:font-size-complex="12pt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 style:list-style-name="L2">
      <style:paragraph-properties style:writing-mode="lr-tb"/>
    </style:style>
    <style:style style:name="P12" style:family="paragraph" style:parent-style-name="Preformatted_20_Text" style:list-style-name="L3">
      <style:paragraph-properties style:writing-mode="lr-tb"/>
    </style:style>
    <style:style style:name="P13" style:family="paragraph" style:parent-style-name="Preformatted_20_Text">
      <style:paragraph-properties style:writing-mode="lr-tb"/>
      <style:text-properties style:font-name="Times New Roman" fo:font-size="12pt" style:font-size-asian="12pt" style:font-size-complex="12pt"/>
    </style:style>
    <style:style style:name="P14" style:family="paragraph" style:parent-style-name="Preformatted_20_Text">
      <style:paragraph-properties fo:margin-top="0cm" fo:margin-bottom="0.499cm" style:writing-mode="lr-tb"/>
    </style:style>
    <style:style style:name="P15" style:family="paragraph" style:parent-style-name="Preformatted_20_Text" style:list-style-name="L2">
      <style:paragraph-properties fo:margin-top="0cm" fo:margin-bottom="0.499cm" style:writing-mode="lr-tb"/>
    </style:style>
    <style:style style:name="P16" style:family="paragraph" style:parent-style-name="Preformatted_20_Text" style:list-style-name="L3">
      <style:paragraph-properties fo:margin-top="0cm" fo:margin-bottom="0.499cm" style:writing-mode="lr-tb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OPS</text:p>
      <text:h text:style-name="Heading_20_3" text:outline-level="3"><text:span text:style-name="Strong_20_Emphasis">1.Class &amp; Object</text:span></text:h>
      <text:h text:style-name="Heading_20_3" text:outline-level="3"><text:span text:style-name="Strong_20_Emphasis">Class</text:span></text:h>
      <text:list xml:id="list6025652178256644571" text:style-name="L2">
        <text:list-item>
          <text:p text:style-name="P5">A <text:span text:style-name="Strong_20_Emphasis">class</text:span> is a <text:span text:style-name="Strong_20_Emphasis">blueprint</text:span> or <text:span text:style-name="Strong_20_Emphasis">template</text:span> for creating objects.</text:p>
        </text:list-item>
        <text:list-item>
          <text:p text:style-name="P5">It defines <text:span text:style-name="Strong_20_Emphasis">attributes (variables)</text:span> and <text:span text:style-name="Strong_20_Emphasis">methods (functions)</text:span> that the objects created from the class will have.</text:p>
        </text:list-item>
        <text:list-item>
          <text:p text:style-name="P5">Example:</text:p>
          <text:p text:style-name="P11"><text:span text:style-name="Source_20_Text">class Car:</text:span></text:p>
          <text:p text:style-name="P11"><text:span text:style-name="Source_20_Text"><text:s text:c="4"/>def __init__(self, brand, color):</text:span></text:p>
          <text:p text:style-name="P11"><text:span text:style-name="Source_20_Text"><text:s text:c="8"/>self.brand = brand <text:s text:c="5"/># attribute</text:span></text:p>
          <text:p text:style-name="P11"><text:span text:style-name="Source_20_Text"><text:s text:c="8"/>self.color = color <text:s text:c="5"/># attribute</text:span></text:p>
          <text:p text:style-name="P11"><text:span text:style-name="Source_20_Text"><text:s text:c="4"/></text:span></text:p>
          <text:p text:style-name="P11"><text:span text:style-name="Source_20_Text"><text:s text:c="4"/>def drive(self): <text:s text:c="11"/># method</text:span></text:p>
          <text:p text:style-name="P15"><text:span text:style-name="Source_20_Text"><text:s text:c="8"/>print(f"{self.color} {self.brand} is driving.")</text:span></text:p>
        </text:list-item>
      </text:list>
      <text:h text:style-name="Heading_20_3" text:outline-level="3"><text:span text:style-name="Strong_20_Emphasis">Object</text:span></text:h>
      <text:list xml:id="list3147387730744904599" text:style-name="L3">
        <text:list-item>
          <text:p text:style-name="P6">An <text:span text:style-name="Strong_20_Emphasis">object</text:span> is an <text:span text:style-name="Strong_20_Emphasis">instance</text:span> of a class.</text:p>
        </text:list-item>
        <text:list-item>
          <text:p text:style-name="P6">When a class is defined, no memory is allocated until you create an object from it.</text:p>
        </text:list-item>
        <text:list-item>
          <text:p text:style-name="P6">Example:</text:p>
          <text:p text:style-name="P12"><text:span text:style-name="Source_20_Text">car1 = Car("Toyota", "Red") <text:s text:c="2"/># object 1</text:span></text:p>
          <text:p text:style-name="P12"><text:span text:style-name="Source_20_Text">car2 = Car("BMW", "Black") <text:s text:c="3"/># object 2</text:span></text:p>
          <text:p text:style-name="P12"/>
          <text:p text:style-name="P12"><text:span text:style-name="Source_20_Text">car1.drive() <text:s text:c="2"/># Red Toyota is driving.</text:span></text:p>
          <text:p text:style-name="P16"><text:span text:style-name="Source_20_Text">car2.drive() <text:s text:c="2"/># Black BMW is driving.</text:span></text:p>
        </text:list-item>
      </text:list>
      <text:list xml:id="list7508581024712304492" text:style-name="L4">
        <text:list-item>
          <text:p text:style-name="P7"><text:span text:style-name="Strong_20_Emphasis">Class = blueprint</text:span>, <text:span text:style-name="Strong_20_Emphasis">Object = actual entity</text:span>.</text:p>
        </text:list-item>
        <text:list-item>
          <text:p text:style-name="P7">Each object has its own copy of attributes but shares the class’s methods.</text:p>
        </text:list-item>
        <text:list-item>
          <text:p text:style-name="P7"><text:span text:style-name="Source_20_Text">__init__</text:span> is a special constructor method that initializes object attributes.</text:p>
        </text:list-item>
        <text:list-item>
          <text:p text:style-name="P7">Objects let you model <text:span text:style-name="Strong_20_Emphasis">real-world entities</text:span> with <text:span text:style-name="Strong_20_Emphasis">data + behavior</text:span>.</text:p>
        </text:list-item>
      </text:list>
      <text:p text:style-name="Text_20_body">✅ <text:span text:style-name="Strong_20_Emphasis">In short:</text:span></text:p>
      <text:list xml:id="list1835417695283028468" text:style-name="L5">
        <text:list-item>
          <text:p text:style-name="P8"><text:span text:style-name="Strong_20_Emphasis">Class</text:span> → defines structure and behavior.</text:p>
        </text:list-item>
        <text:list-item>
          <text:p text:style-name="P8"><text:span text:style-name="Strong_20_Emphasis">Object</text:span> → a concrete instance of that structure, with actual data.</text:p>
        </text:list-item>
      </text:list>
      <text:p text:style-name="P10"><text:span text:style-name="Source_20_Text"/></text:p>
      <text:p text:style-name="P10"><text:span text:style-name="Source_20_Text">class Person:</text:span></text:p>
      <text:p text:style-name="P10"><text:span text:style-name="Source_20_Text"><text:s text:c="4"/>def __init__(self, name):</text:span></text:p>
      <text:p text:style-name="P10"><text:span text:style-name="Source_20_Text"><text:s text:c="8"/>self.name = name</text:span></text:p>
      <text:p text:style-name="P10"/>
      <text:p text:style-name="P10"><text:span text:style-name="Source_20_Text"><text:s text:c="4"/>def greet(self):</text:span></text:p>
      <text:p text:style-name="P10"><text:span text:style-name="Source_20_Text"><text:s text:c="8"/>print(f"Hello, I am {self.name}")</text:span></text:p>
      <text:p text:style-name="P10"/>
      <text:p text:style-name="P10"><text:span text:style-name="Source_20_Text"># Object creation</text:span></text:p>
      <text:p text:style-name="P10"><text:span text:style-name="Source_20_Text">p1 = Person("Alice")</text:span></text:p>
      <text:p text:style-name="P14"><text:span text:style-name="Source_20_Text">p1.greet() <text:s/># Output: Hello, I am Alice</text:span></text:p>
      <text:h text:style-name="Heading_20_3" text:outline-level="3"><text:soft-page-break/>2. <text:span text:style-name="Strong_20_Emphasis">Encapsulation</text:span></text:h>
      <text:p text:style-name="Text_20_body">Encapsulation hides the internal state of an object and requires all interaction to be done through methods.</text:p>
      <text:p text:style-name="Text_20_body"/>
      <text:p text:style-name="P10"><text:span text:style-name="Source_20_Text">class BankAccount:</text:span></text:p>
      <text:p text:style-name="P10"><text:span text:style-name="Source_20_Text"><text:s text:c="4"/>def __init__(self):</text:span></text:p>
      <text:p text:style-name="P10"><text:span text:style-name="Source_20_Text"><text:s text:c="8"/>self.__balance = 0 <text:s/># Private attribute</text:span></text:p>
      <text:p text:style-name="P10"/>
      <text:p text:style-name="P10"><text:span text:style-name="Source_20_Text"><text:s text:c="4"/>def deposit(self, amount):</text:span></text:p>
      <text:p text:style-name="P10"><text:span text:style-name="Source_20_Text"><text:s text:c="8"/>self.__balance += amount</text:span></text:p>
      <text:p text:style-name="P10"/>
      <text:p text:style-name="P10"><text:span text:style-name="Source_20_Text"><text:s text:c="4"/>def get_balance(self):</text:span></text:p>
      <text:p text:style-name="P10"><text:span text:style-name="Source_20_Text"><text:s text:c="8"/>return self.__balance</text:span></text:p>
      <text:p text:style-name="P10"/>
      <text:p text:style-name="P10"><text:span text:style-name="Source_20_Text">account = BankAccount()</text:span></text:p>
      <text:p text:style-name="P10"><text:span text:style-name="Source_20_Text">account.deposit(1000)</text:span></text:p>
      <text:p text:style-name="P10"><text:span text:style-name="Source_20_Text">print(account.get_balance()) <text:s/># Output: 1000</text:span></text:p>
      <text:p text:style-name="P14"><text:span text:style-name="Source_20_Text"># print(account.__balance) <text:s/># ❌ Raises error: attribute is private</text:span></text:p>
      <text:h text:style-name="Heading_20_3" text:outline-level="3"><text:s/>3. <text:span text:style-name="Strong_20_Emphasis">Inheritance</text:span></text:h>
      <text:p text:style-name="Text_20_body">One class (child) inherits from another (parent), reusing code.</text:p>
      <text:p text:style-name="Preformatted_20_Text"/>
      <text:p text:style-name="Preformatted_20_Text"/>
      <text:p text:style-name="P10"><text:span text:style-name="Source_20_Text">class Animal:</text:span></text:p>
      <text:p text:style-name="P10"><text:span text:style-name="Source_20_Text"><text:s text:c="4"/>def speak(self):</text:span></text:p>
      <text:p text:style-name="P10"><text:span text:style-name="Source_20_Text"><text:s text:c="8"/>print("Animal speaks")</text:span></text:p>
      <text:p text:style-name="P10"/>
      <text:p text:style-name="P10"><text:span text:style-name="Source_20_Text">class Dog(Animal):</text:span></text:p>
      <text:p text:style-name="P10"><text:span text:style-name="Source_20_Text"><text:s text:c="4"/>def speak(self):</text:span></text:p>
      <text:p text:style-name="P10"><text:span text:style-name="Source_20_Text"><text:s text:c="8"/>print("Dog barks")</text:span></text:p>
      <text:p text:style-name="P10"/>
      <text:p text:style-name="P10"><text:span text:style-name="Source_20_Text">dog = Dog()</text:span></text:p>
      <text:p text:style-name="P14"><text:span text:style-name="Source_20_Text">dog.speak() <text:s/># Output: Dog barks</text:span></text:p>
      <text:h text:style-name="Heading_20_3" text:outline-level="3"><text:s/></text:h>
      <text:h text:style-name="Heading_20_3" text:outline-level="3">4. <text:span text:style-name="Strong_20_Emphasis">Polymorphism</text:span></text:h>
      <text:p text:style-name="Text_20_body">Same method name behaves differently depending on the class.</text:p>
      <text:p text:style-name="Preformatted_20_Text"/>
      <text:p text:style-name="Preformatted_20_Text"/>
      <text:p text:style-name="P10"><text:span text:style-name="Source_20_Text">class Bird:</text:span></text:p>
      <text:p text:style-name="P10"><text:span text:style-name="Source_20_Text"><text:s text:c="4"/>def sound(self):</text:span></text:p>
      <text:p text:style-name="P10"><text:span text:style-name="Source_20_Text"><text:s text:c="8"/>print("Chirp")</text:span></text:p>
      <text:p text:style-name="P10"/>
      <text:p text:style-name="P10"><text:span text:style-name="Source_20_Text">class Cat:</text:span></text:p>
      <text:p text:style-name="P10"><text:span text:style-name="Source_20_Text"><text:s text:c="4"/>def sound(self):</text:span></text:p>
      <text:p text:style-name="P10"><text:span text:style-name="Source_20_Text"><text:s text:c="8"/>print("Meow")</text:span></text:p>
      <text:p text:style-name="P10"/>
      <text:p text:style-name="P10"><text:span text:style-name="Source_20_Text">def make_sound(animal):</text:span></text:p>
      <text:p text:style-name="P10"><text:span text:style-name="Source_20_Text"><text:s text:c="4"/>animal.sound()</text:span></text:p>
      <text:p text:style-name="P10"/>
      <text:p text:style-name="P10"><text:span text:style-name="Source_20_Text">make_sound(Bird()) <text:s/># Output: Chirp</text:span></text:p>
      <text:p text:style-name="P14"><text:span text:style-name="Source_20_Text">make_sound(Cat()) <text:s text:c="2"/># Output: Meow</text:span></text:p>
      <text:h text:style-name="Heading_20_3" text:outline-level="3"><text:soft-page-break/><text:s/>5. <text:span text:style-name="Strong_20_Emphasis">Abstraction</text:span></text:h>
      <text:p text:style-name="Text_20_body">Hides complex details and shows only the necessary parts. Achieved using <text:span text:style-name="Strong_20_Emphasis">abstract base classes</text:span> in Python.</text:p>
      <text:p text:style-name="Preformatted_20_Text"/>
      <text:p text:style-name="Preformatted_20_Text"/>
      <text:p text:style-name="P10"><text:span text:style-name="Source_20_Text">from abc import ABC, abstractmethod</text:span></text:p>
      <text:p text:style-name="P10"/>
      <text:p text:style-name="P10"><text:span text:style-name="Source_20_Text">class Shape(ABC):</text:span></text:p>
      <text:p text:style-name="P10"><text:span text:style-name="Source_20_Text"><text:s text:c="4"/>@abstractmethod</text:span></text:p>
      <text:p text:style-name="P10"><text:span text:style-name="Source_20_Text"><text:s text:c="4"/>def area(self):</text:span></text:p>
      <text:p text:style-name="P10"><text:span text:style-name="Source_20_Text"><text:s text:c="8"/>pass</text:span></text:p>
      <text:p text:style-name="P10"/>
      <text:p text:style-name="P10"><text:span text:style-name="Source_20_Text">class Rectangle(Shape):</text:span></text:p>
      <text:p text:style-name="P10"><text:span text:style-name="Source_20_Text"><text:s text:c="4"/>def __init__(self, length, width):</text:span></text:p>
      <text:p text:style-name="P10"><text:span text:style-name="Source_20_Text"><text:s text:c="8"/>self.length = length</text:span></text:p>
      <text:p text:style-name="P10"><text:span text:style-name="Source_20_Text"><text:s text:c="8"/>self.width = width</text:span></text:p>
      <text:p text:style-name="P10"/>
      <text:p text:style-name="P10"><text:span text:style-name="Source_20_Text"><text:s text:c="4"/>def area(self):</text:span></text:p>
      <text:p text:style-name="P10"><text:span text:style-name="Source_20_Text"><text:s text:c="8"/>return self.length * self.width</text:span></text:p>
      <text:p text:style-name="P10"/>
      <text:p text:style-name="P10"><text:span text:style-name="Source_20_Text">rect = Rectangle(5, 4)</text:span></text:p>
      <text:p text:style-name="P14"><text:span text:style-name="Source_20_Text">print(rect.area()) <text:s/># Output: 20</text:span></text:p>
      <text:h text:style-name="P1" text:outline-level="2"><text:span text:style-name="Source_20_Text">Project: </text:span><text:span text:style-name="Source_20_Text"><text:span text:style-name="Strong_20_Emphasis">Employee Management System</text:span></text:span></text:h>
      <text:h text:style-name="Heading_20_3" text:outline-level="3">Overview:</text:h>
      <text:list xml:id="list1930022959942345521" text:style-name="L1">
        <text:list-item>
          <text:p text:style-name="P4"><text:span text:style-name="Source_20_Text">Employee</text:span> is an <text:span text:style-name="Strong_20_Emphasis">abstract base class</text:span> (Abstraction)</text:p>
        </text:list-item>
        <text:list-item>
          <text:p text:style-name="P4"><text:span text:style-name="Source_20_Text">Manager</text:span> and <text:span text:style-name="Source_20_Text">Developer</text:span> are <text:span text:style-name="Strong_20_Emphasis">subclasses</text:span> (Inheritance)</text:p>
        </text:list-item>
        <text:list-item>
          <text:p text:style-name="P4">Each subclass has its own <text:span text:style-name="Source_20_Text">calculate_salary</text:span> method (Polymorphism)</text:p>
        </text:list-item>
        <text:list-item>
          <text:p text:style-name="P4">Attributes like salary are <text:span text:style-name="Strong_20_Emphasis">encapsulated</text:span></text:p>
        </text:list-item>
        <text:list-item>
          <text:p text:style-name="P4">We create <text:span text:style-name="Strong_20_Emphasis">objects</text:span> to interact with the system</text:p>
        </text:list-item>
      </text:list>
      <text:h text:style-name="Heading_20_3" text:outline-level="3">Full Code:</text:h>
      <text:p text:style-name="Preformatted_20_Text"/>
      <text:p text:style-name="Preformatted_20_Text"/>
      <text:p text:style-name="P10"><text:span text:style-name="Source_20_Text">from abc import ABC, abstractmethod</text:span></text:p>
      <text:p text:style-name="P10"/>
      <text:p text:style-name="P10"><text:span text:style-name="Source_20_Text"># Abstraction</text:span></text:p>
      <text:p text:style-name="P10"><text:span text:style-name="Source_20_Text">class Employee(ABC):</text:span></text:p>
      <text:p text:style-name="P10"><text:span text:style-name="Source_20_Text"><text:s text:c="4"/>def __init__(self, name, base_salary):</text:span></text:p>
      <text:p text:style-name="P10"><text:span text:style-name="Source_20_Text"><text:s text:c="8"/>self.name = name</text:span></text:p>
      <text:p text:style-name="P10"><text:span text:style-name="Source_20_Text"><text:s text:c="8"/>self.__base_salary = base_salary <text:s/># Encapsulation</text:span></text:p>
      <text:p text:style-name="P10"/>
      <text:p text:style-name="P10"><text:span text:style-name="Source_20_Text"><text:s text:c="4"/>@abstractmethod</text:span></text:p>
      <text:p text:style-name="P10"><text:span text:style-name="Source_20_Text"><text:s text:c="4"/>def calculate_salary(self):</text:span></text:p>
      <text:p text:style-name="P10"><text:span text:style-name="Source_20_Text"><text:s text:c="8"/>pass</text:span></text:p>
      <text:p text:style-name="P10"/>
      <text:p text:style-name="P10"><text:span text:style-name="Source_20_Text"><text:s text:c="4"/>def get_base_salary(self):</text:span></text:p>
      <text:p text:style-name="P10"><text:span text:style-name="Source_20_Text"><text:s text:c="8"/>return self.__base_salary</text:span></text:p>
      <text:p text:style-name="P10"/>
      <text:p text:style-name="P10"><text:span text:style-name="Source_20_Text"># Inheritance + Polymorphism</text:span></text:p>
      <text:p text:style-name="P10"><text:span text:style-name="Source_20_Text">class Developer(Employee):</text:span></text:p>
      <text:p text:style-name="P10"><text:span text:style-name="Source_20_Text"><text:s text:c="4"/>def __init__(self, name, base_salary, bonus):</text:span></text:p>
      <text:p text:style-name="P10"><text:soft-page-break/><text:span text:style-name="Source_20_Text"><text:s text:c="8"/>super().__init__(name, base_salary)</text:span></text:p>
      <text:p text:style-name="P10"><text:span text:style-name="Source_20_Text"><text:s text:c="8"/>self.bonus = bonus</text:span></text:p>
      <text:p text:style-name="P10"/>
      <text:p text:style-name="P10"><text:span text:style-name="Source_20_Text"><text:s text:c="4"/>def calculate_salary(self):</text:span></text:p>
      <text:p text:style-name="P10"><text:span text:style-name="Source_20_Text"><text:s text:c="8"/>return self.get_base_salary() + self.bonus</text:span></text:p>
      <text:p text:style-name="P10"/>
      <text:p text:style-name="P10"><text:span text:style-name="Source_20_Text">class Manager(Employee):</text:span></text:p>
      <text:p text:style-name="P10"><text:span text:style-name="Source_20_Text"><text:s text:c="4"/>def __init__(self, name, base_salary, team_size):</text:span></text:p>
      <text:p text:style-name="P10"><text:span text:style-name="Source_20_Text"><text:s text:c="8"/>super().__init__(name, base_salary)</text:span></text:p>
      <text:p text:style-name="P10"><text:span text:style-name="Source_20_Text"><text:s text:c="8"/>self.team_size = team_size</text:span></text:p>
      <text:p text:style-name="P10"/>
      <text:p text:style-name="P10"><text:span text:style-name="Source_20_Text"><text:s text:c="4"/>def calculate_salary(self):</text:span></text:p>
      <text:p text:style-name="P10"><text:span text:style-name="Source_20_Text"><text:s text:c="8"/>return self.get_base_salary() + (self.team_size * 500)</text:span></text:p>
      <text:p text:style-name="P10"/>
      <text:p text:style-name="P10"><text:span text:style-name="Source_20_Text"># Create objects (Class &amp; Object)</text:span></text:p>
      <text:p text:style-name="P10"><text:span text:style-name="Source_20_Text">dev = Developer("Alice", 50000, 8000)</text:span></text:p>
      <text:p text:style-name="P10"><text:span text:style-name="Source_20_Text">mgr = Manager("Bob", 60000, 5)</text:span></text:p>
      <text:p text:style-name="P10"/>
      <text:p text:style-name="P10"><text:span text:style-name="Source_20_Text"># Polymorphic function</text:span></text:p>
      <text:p text:style-name="P10"><text:span text:style-name="Source_20_Text">def print_salary(employee):</text:span></text:p>
      <text:p text:style-name="P10"><text:span text:style-name="Source_20_Text"><text:s text:c="4"/>print(f"{employee.name}'s salary: {employee.calculate_salary()}")</text:span></text:p>
      <text:p text:style-name="P10"/>
      <text:p text:style-name="P10"><text:span text:style-name="Source_20_Text"># Output</text:span></text:p>
      <text:p text:style-name="P10"><text:span text:style-name="Source_20_Text">print_salary(dev) <text:s/># Alice's salary: 58000</text:span></text:p>
      <text:p text:style-name="P14"><text:span text:style-name="Source_20_Text">print_salary(mgr) <text:s/># Bob's salary: 62500</text:span>? Concepts Used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OP Concept</text:p>
            </table:table-cell>
            <table:table-cell table:style-name="Table1.A1" office:value-type="string">
              <text:p text:style-name="Table_20_Heading">Where It Appears</text:p>
            </table:table-cell>
          </table:table-row>
        </table:table-header-rows>
        <table:table-row>
          <table:table-cell table:style-name="Table1.A1" office:value-type="string">
            <text:p text:style-name="Table_20_Contents">Class &amp; Object</text:p>
          </table:table-cell>
          <table:table-cell table:style-name="Table1.A1" office:value-type="string">
            <text:p text:style-name="Table_20_Contents"><text:span text:style-name="Source_20_Text">Developer</text:span>, <text:span text:style-name="Source_20_Text">Manager</text:span>, <text:span text:style-name="Source_20_Text">dev</text:span>, <text:span text:style-name="Source_20_Text">mgr</text:span></text:p>
          </table:table-cell>
        </table:table-row>
        <table:table-row>
          <table:table-cell table:style-name="Table1.A1" office:value-type="string">
            <text:p text:style-name="Table_20_Contents">Encapsulation</text:p>
          </table:table-cell>
          <table:table-cell table:style-name="Table1.A1" office:value-type="string">
            <text:p text:style-name="Table_20_Contents"><text:span text:style-name="Source_20_Text">__base_salary</text:span> is private</text:p>
          </table:table-cell>
        </table:table-row>
        <table:table-row>
          <table:table-cell table:style-name="Table1.A1" office:value-type="string">
            <text:p text:style-name="Table_20_Contents">Inheritance</text:p>
          </table:table-cell>
          <table:table-cell table:style-name="Table1.A1" office:value-type="string">
            <text:p text:style-name="Table_20_Contents"><text:span text:style-name="Source_20_Text">Developer</text:span> and <text:span text:style-name="Source_20_Text">Manager</text:span> inherit from <text:span text:style-name="Source_20_Text">Employee</text:span></text:p>
          </table:table-cell>
        </table:table-row>
        <table:table-row>
          <table:table-cell table:style-name="Table1.A1" office:value-type="string">
            <text:p text:style-name="Table_20_Contents">Polymorphism</text:p>
          </table:table-cell>
          <table:table-cell table:style-name="Table1.A1" office:value-type="string">
            <text:p text:style-name="Table_20_Contents"><text:span text:style-name="Source_20_Text">calculate_salary()</text:span> behaves differently per class</text:p>
          </table:table-cell>
        </table:table-row>
        <table:table-row>
          <table:table-cell table:style-name="Table1.A1" office:value-type="string">
            <text:p text:style-name="Table_20_Contents">Abstraction</text:p>
          </table:table-cell>
          <table:table-cell table:style-name="Table1.A1" office:value-type="string">
            <text:p text:style-name="Table_20_Contents"><text:span text:style-name="Source_20_Text">Employee</text:span> is abstract with an abstract method</text:p>
          </table:table-cell>
        </table:table-row>
      </table:table>
      <text:p text:style-name="P14"><text:span text:style-name="Source_20_Text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0T11:41:31.75</meta:creation-date>
    <dc:date>2025-08-20T23:37:58.84</dc:date>
    <dc:creator>Sreya </dc:creator>
    <meta:editing-duration>PT11H56M20S</meta:editing-duration>
    <meta:editing-cycles>18</meta:editing-cycles>
    <meta:generator>OpenOffice/4.1.3$Win32 OpenOffice.org_project/413m1$Build-9783</meta:generator>
    <meta:document-statistic meta:table-count="1" meta:image-count="0" meta:object-count="0" meta:page-count="4" meta:paragraph-count="140" meta:word-count="584" meta:character-count="4505"/>
  </office:meta>
</office:document-meta>
</file>